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font-style="italic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ándose en la jerarquía de objetos creada anteriormente, crear una aplicación que trabaje con una base de datos con la misma estructura y permita hacer las operaciones básicas sobre ella: insertar, modificar, y listar. Se puede hacer desde un sólo programa o desde varios.</text:p>
      <text:p text:style-name="Standard"/>
      <text:p text:style-name="Standard">Solución:</text:p>
      <text:p text:style-name="Standard"/>
      <text:p text:style-name="Standard"><text:a xlink:type="simple" xlink:href="https://github.com/renatolrr/EjerciciosPerlAvanzado/tree/master/BD">https://github.com/renatolrr/EjerciciosPerlAvanzado/tree/master/BD</text:a></text:p>
      <text:p text:style-name="Standard"/>
      <text:p text:style-name="Standard"/>
      <text:p text:style-name="P1">“There's more than one way to do it”</text:p>
      <text:p text:style-name="P1"/>
      <text:p text:style-name="P2">Cuando trabajas en equipo, cuando tus datos son importantes, cuando hay una historia detrás de un resultado. </text:p>
      <text:p text:style-name="P2"/>
      <text:p text:style-name="P2">Lo único resaltable en esta solución es la base de datos historico.sqlite que nos permite volver al estado actual. (recuperar_desde_historico.pl)</text:p>
      <text:p text:style-name="P2"/>
      <text:p text:style-name="P2">Nota: se ha dejado un poco abierto, ya que es un procedimiento de trabajo, que nos permite llegar al todo, a partir de las part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3-11-26T08:05:08</meta:creation-date>
    <meta:generator>LibreOffice/3.5$Linux_x86 LibreOffice_project/350m1$Build-2</meta:generator>
    <dc:date>2013-11-26T08:21:03</dc:date>
    <dc:creator>renato </dc:creator>
    <meta:editing-duration>PT1M59S</meta:editing-duration>
    <meta:editing-cycles>2</meta:editing-cycles>
    <meta:document-statistic meta:table-count="0" meta:image-count="0" meta:object-count="0" meta:page-count="1" meta:paragraph-count="7" meta:word-count="116" meta:character-count="769" meta:non-whitespace-character-count="659"/>
  </office:meta>
</office:document-meta>
</file>